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7e76" officeooo:paragraph-rsid="001b7e76"/>
    </style:style>
    <style:style style:name="P2" style:family="paragraph" style:parent-style-name="Standard">
      <style:text-properties officeooo:rsid="001b7e76" officeooo:paragraph-rsid="0024fef5"/>
    </style:style>
    <style:style style:name="P3" style:family="paragraph" style:parent-style-name="Standard">
      <style:text-properties officeooo:rsid="001f2562" officeooo:paragraph-rsid="001f2562"/>
    </style:style>
    <style:style style:name="P4" style:family="paragraph" style:parent-style-name="Standard">
      <style:text-properties officeooo:rsid="002b2bc7" officeooo:paragraph-rsid="00308611"/>
    </style:style>
    <style:style style:name="P5" style:family="paragraph" style:parent-style-name="Standard">
      <style:text-properties officeooo:rsid="0032fb83" officeooo:paragraph-rsid="0032fb83"/>
    </style:style>
    <style:style style:name="P6" style:family="paragraph" style:parent-style-name="Standard">
      <style:text-properties officeooo:rsid="00380d1d" officeooo:paragraph-rsid="00380d1d"/>
    </style:style>
    <style:style style:name="P7" style:family="paragraph" style:parent-style-name="Standard">
      <style:text-properties officeooo:rsid="00308611" officeooo:paragraph-rsid="00308611"/>
    </style:style>
    <style:style style:name="P8" style:family="paragraph" style:parent-style-name="Standard">
      <style:text-properties officeooo:rsid="00380d1d" officeooo:paragraph-rsid="00380d1d"/>
    </style:style>
    <style:style style:name="P9" style:family="paragraph" style:parent-style-name="Standard">
      <style:text-properties officeooo:rsid="004062a9" officeooo:paragraph-rsid="0045715d"/>
    </style:style>
    <style:style style:name="T1" style:family="text">
      <style:text-properties officeooo:rsid="001c8002"/>
    </style:style>
    <style:style style:name="T2" style:family="text">
      <style:text-properties officeooo:rsid="002080a4"/>
    </style:style>
    <style:style style:name="T3" style:family="text">
      <style:text-properties officeooo:rsid="0024fef5"/>
    </style:style>
    <style:style style:name="T4" style:family="text">
      <style:text-properties officeooo:rsid="0029be45"/>
    </style:style>
    <style:style style:name="T5" style:family="text">
      <style:text-properties officeooo:rsid="002c3360"/>
    </style:style>
    <style:style style:name="T6" style:family="text">
      <style:text-properties officeooo:rsid="003376ac"/>
    </style:style>
    <style:style style:name="T7" style:family="text">
      <style:text-properties officeooo:rsid="004321f4"/>
    </style:style>
    <style:style style:name="T8" style:family="text">
      <style:text-properties officeooo:rsid="0044a2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2">The topology of cortical networks is subject to <text:span text:style-name="T1">to constant change and the mechanisms involved in these dynamics are driven by the timing of neuronal spiking. Consequently, the success of a computational model of the self-organization of synaptic connectivity not only depends on the physiological accuracy of the plasticity mechanisms itself, but also on a realistic modeling of neuronal activity, e.g. since exact spike timing contains information on causal relations between pre- and postsynaptic activity. Experiments have found evidence for a strong heterogeneity among the average firing rates of cortical neurons, approximately following a log-normal distribution. In the context of synaptic plasticity it has been suggested that this property of neuronal firing has functional role in the formation of stable subnetworks. Furthermore, log-normal distributions are also known to well describe the statistics of synaptic efficacies in cortical networks. </text:span></text:p>
      <text:p text:style-name="P1"/>
      <text:p text:style-name="P3">We <text:span text:style-name="T4">here </text:span>present a self-organizing recurrent spiking network that <text:span text:style-name="T3">exhibits log-normal statistics among the distribution of both synaptic weights, as well as of neuronal firing rates</text:span>. To our knowledge, it is the first model <text:span text:style-name="T2">that achieves this by means of a set of basic biologically motivated mechanisms, without the need for modifications that target specific experimental findings. Our model also comprises other features of synaptic connectivity that have been reported in experimental studies, such as an over representation of bidirectional connectivity.</text:span></text:p>
      <text:p text:style-name="P3"/>
      <text:p text:style-name="P4">The presented network model is a combination of a self-organizing spiking neural network (LIF-SORN) and a recently proposed mechanism known as diffusive homeostasis, which has been shown to allow for a heavy-tailed, log-normal distribution of firing rates. <text:span text:style-name="T5">Further investigating this concept, we found that the spatial configuration of neurons could determine individual homeostatic targets of activity in our network model, raising the question whether this effect might play a role in real cortical networks.</text:span></text:p>
      <text:p text:style-name="P4"/>
      <text:p text:style-name="P7">Author Summary</text:p>
      <text:p text:style-name="P4"/>
      <text:p text:style-name="P5">Using a combination of a self-organizing recurrent network model and a mechanism known as diffusive homeostasis, we could reproduce experimental findings on the statistics of synaptic connectivities, as well as <text:span text:style-name="T6">on the distribution of neuronal firing rates. It is the first recurrent network model to achieve this by means of a set of basic biological mechanisms, allowing the observed network structure and activity to develop autonomously without ad-hoc modifications targeting a particularly desired result. Moreover, by analyzing the diffusive control, we found that the statistics of firing rates within the network are strongly affected by fluctuations of neuronal spatial densities, which raised the question whether this effect could also be observed in real cortical networks.</text:span></text:p>
      <text:p text:style-name="P5"/>
      <text:p text:style-name="P6">Introduction</text:p>
      <text:p text:style-name="P6"/>
      <text:p text:style-name="P9"><text:span text:style-name="T8">It has been shown experimentally that h</text:span>ighly skewed, log-normal <text:span text:style-name="T8">statistical distributions are present </text:span>in cortical networks<text:span text:style-name="T8"> in the context of</text:span> <text:span text:style-name="T8">n</text:span>euronal firing rates <text:span text:style-name="T7">[Battaglia_2005,Mizuseki_2013]</text:span> as well as synaptic efficacies <text:span text:style-name="T8">[Song_Connectivity_2005, Lefort_2009]</text:span>. </text:p>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14:22:09.953993111</meta:creation-date>
    <dc:date>2017-05-09T00:52:26.242421113</dc:date>
    <meta:editing-duration>PT12H29M10S</meta:editing-duration>
    <meta:editing-cycles>22</meta:editing-cycles>
    <meta:generator>LibreOffice/5.1.6.2$Linux_X86_64 LibreOffice_project/10m0$Build-2</meta:generator>
    <meta:document-statistic meta:table-count="0" meta:image-count="0" meta:object-count="0" meta:page-count="1" meta:paragraph-count="8" meta:word-count="443" meta:character-count="3109" meta:non-whitespace-character-count="2672"/>
  </office:meta>
</office:document-meta>
</file>